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0000000634E55EC8C875141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Light" svg:font-family="'Bahnschrift Ligh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423cm" fo:margin-bottom="0cm" style:contextual-spacing="false" fo:text-indent="0cm" style:auto-text-indent="false"/>
      <style:text-properties style:font-name="Bahnschrift Light" fo:font-size="16pt" officeooo:rsid="00111247" officeooo:paragraph-rsid="00111247" style:font-size-asian="14pt" style:font-size-complex="16pt"/>
    </style:style>
    <style:style style:name="P3" style:family="paragraph" style:parent-style-name="Standard">
      <style:paragraph-properties fo:margin-left="0cm" fo:margin-right="0cm" fo:margin-top="0.423cm" fo:margin-bottom="0cm" style:contextual-spacing="false" fo:text-indent="0cm" style:auto-text-indent="false"/>
      <style:text-properties style:font-name="Bahnschrift Light" fo:font-size="11pt" officeooo:rsid="00111247" officeooo:paragraph-rsid="00111247" style:font-size-asian="9.60000038146973pt" style:font-size-complex="11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text-properties fo:font-size="11pt"/>
    </style:style>
    <style:style style:name="T1" style:family="text">
      <style:text-properties fo:color="#4472c4" loext:opacity="100%" fo:language="es" fo:country="ES"/>
    </style:style>
    <style:style style:name="T2" style:family="text">
      <style:text-properties fo:color="#4472c4" loext:opacity="100%"/>
    </style:style>
    <style:style style:name="gr1" style:family="graphic">
      <style:graphic-properties style:writing-mode="lr-tb" fo:margin-left="0.302cm" fo:margin-right="0.369cm" fo:margin-top="0cm" fo:margin-bottom="0.019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 style:family="graphic">
      <style:graphic-properties draw:stroke="solid" svg:stroke-width="0.026cm" svg:stroke-color="#1e8bcd" draw:stroke-linejoin="round" svg:stroke-linecap="butt" draw:fill="none" loext:fill-use-slide-background="false" draw:textarea-vertical-align="top" draw:auto-grow-height="false" fo:min-height="1.288cm" fo:min-width="4.909cm" fo:padding-top="0cm" fo:padding-bottom="0cm" fo:padding-left="0cm" fo:padding-right="0cm" fo:wrap-option="wrap"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dio de respaldo del sistema.</text:p>
      <text:p text:style-name="P3"/>
      <text:p text:style-name="P3">A nivel de seguridad, un sistema suele tener vulnerabilidades de diversos tipos las cuales pueden llevar a que haya perdida de datos valiosos de la empresa y clientes lo cual es potencialmente peligroso que se divulguen. Por lo que una rutina de BACKUP en algo totalmente imprescindible para que en una situación de perdida de datos, una empresa pueda seguir funcionando de manera eficaz hasta normalizar la situación del sistema habitual.</text:p>
      <text:p text:style-name="P3">Nuestro equipo ha determinado que la utilización de un servidor en la nube en la mejor opción para el almacenamiento de un respaldo. Es algo muy practico de usar, rápido, y permite de manera eficaz, que a la hora que el servidor principal deje de funcionar, el respaldo lo sustituya. Existen grandes empresas como Microsoft, Amazon o Google las cuales brindan estos servicios aunque también existen otras empresas las cuales se dedican unicamente a brindar este tipo de servicios las cuales son igualmente muy buenas.</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Light" svg:font-family="'Bahnschrift Light'"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UY" style:letter-kerning="false" style:font-name-asian="F" style:font-size-asian="11pt" style:language-asian="es" style:country-asian="UY"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UY" style:letter-kerning="false" style:font-name-asian="F" style:font-size-asian="11pt" style:language-asian="es" style:country-asian="UY"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cm" fo:margin-top="0cm" fo:margin-bottom="0.279cm" style:contextual-spacing="false" fo:line-height="108%" fo:text-align="start" style:justify-single-word="false" fo:orphans="2" fo:widows="2" fo:text-indent="-0.018cm" style:auto-text-indent="false" style:writing-mode="lr-tb"/>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right="0cm" fo:margin-top="0cm" fo:margin-bottom="0.279cm" style:contextual-spacing="true" fo:text-indent="-0.018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ie_20_de_20_página_20_Car" style:display-name="Pie de página Car" style:family="text" style:parent-style-name="Default_20_Paragraph_20_Font">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loext:graphic-properties draw:fill="none"/>
      <style:paragraph-properties fo:text-align="start"/>
      <style:text-properties fo:font-size="11pt"/>
    </style:style>
    <style:style style:name="MP3" style:family="paragraph" style:parent-style-name="Footer">
      <style:paragraph-properties fo:text-align="center" style:justify-single-word="false"/>
    </style:style>
    <style:style style:name="MT1" style:family="text">
      <style:text-properties fo:color="#4472c4" loext:opacity="100%"/>
    </style:style>
    <style:style style:name="MT2" style:family="text">
      <style:text-properties fo:color="#4472c4" loext:opacity="100%" fo:language="es" fo:country="ES"/>
    </style:style>
    <style:style style:name="Mgr1" style:family="graphic">
      <style:graphic-properties style:writing-mode="lr-tb" fo:margin-left="0.302cm" fo:margin-right="0.369cm" fo:margin-top="0cm" fo:margin-bottom="0.019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3" style:family="graphic">
      <style:graphic-properties draw:stroke="solid" svg:stroke-width="0.026cm" svg:stroke-color="#1e8bcd" draw:stroke-linejoin="round" svg:stroke-linecap="butt" draw:fill="none" loext:fill-use-slide-background="false" draw:textarea-vertical-align="top" draw:auto-grow-height="false" fo:min-height="1.288cm" fo:min-width="4.909cm" fo:padding-top="0cm" fo:padding-bottom="0cm" fo:padding-left="0cm" fo:padding-right="0cm" fo:wrap-option="wrap" style:run-through="background"/>
    </style:style>
    <style:page-layout style:name="Mpm1">
      <style:page-layout-properties fo:page-width="21.001cm" fo:page-height="29.7cm" style:num-format="1" style:print-orientation="portrait" fo:margin-top="1.27cm" fo:margin-bottom="1.27cm" fo:margin-left="2.542cm" fo:margin-right="2.589cm" style:writing-mode="lr-tb" style:layout-grid-color="#c0c0c0" style:layout-grid-lines="2427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51cm" fo:margin-left="0cm" fo:margin-right="0cm" fo:margin-bottom="1.251cm" style:dynamic-spacing="true"/>
      </style:header-style>
      <style:footer-style>
        <style:header-footer-properties fo:min-height="1.536cm" fo:margin-left="0cm" fo:margin-right="0cm" fo:margin-top="1.43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g text:anchor-type="char" draw:z-index="0" draw:name="Group 1528" draw:style-name="Mgr1"><draw:frame draw:name="Picture 74" draw:style-name="Mgr2" draw:text-style-name="MP1" svg:width="4.883cm" svg:height="1.262cm" svg:x="12.918cm" svg:y="-0.621cm"><draw:image xlink:href="Pictures/1000000100000180000000634E55EC8C87514194.png" xlink:type="simple" xlink:show="embed" xlink:actuate="onLoad" draw:mime-type="image/png"><text:p/></draw:image></draw:frame><draw:custom-shape draw:name="Shape 75" draw:style-name="Mgr3" draw:text-style-name="MP2" svg:width="4.91cm" svg:height="1.288cm" svg:x="12.906cm" svg:y="-0.635cm"><text:p/><draw:enhanced-geometry draw:mirror-horizontal="false" draw:mirror-vertical="false" drawooo:sub-view-size="1767078 463550" draw:text-areas="0 0 0 0" svg:viewBox="0 0 1767078 463550" draw:type="ooxml-non-primitive" draw:enhanced-path="M 0 463550 L 1767078 463550 1767078 0 0 0 Z N"/></draw:custom-shape></draw:g></text:p>
        <text:p text:style-name="Header"/>
      </style:header>
      <style:footer>
        <text:p text:style-name="MP3" loext:marker-style-name="MT1"><text:span text:style-name="MT2">Página </text:span><text:span text:style-name="MT1"><text:page-number style:num-format="1" text:select-page="current">1</text:page-number></text:span><text:span text:style-name="MT2"><text:s/>de </text:span><text:span text:style-name="MT1"><text:page-count style:num-format="1">1</text:page-count></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Facundo Robayna</meta:initial-creator>
    <meta:editing-cycles>3</meta:editing-cycles>
    <meta:creation-date>2023-05-23T04:59:00</meta:creation-date>
    <dc:date>2023-09-14T19:02:36.192000000</dc:date>
    <meta:editing-duration>PT14M1S</meta:editing-duration>
    <meta:generator>LibreOffice/7.5.5.2$Windows_X86_64 LibreOffice_project/ca8fe7424262805f223b9a2334bc7181abbcbf5e</meta:generator>
    <meta:document-statistic meta:table-count="0" meta:image-count="0" meta:object-count="0" meta:page-count="1" meta:paragraph-count="4" meta:word-count="165" meta:character-count="999" meta:non-whitespace-character-count="838"/>
    <meta:user-defined meta:name="AppVersion">16.0000</meta:user-defined>
    <meta:template xlink:type="simple" xlink:actuate="onRequest" xlink:title="Normal.dotm" xlink:href=""/>
  </office:meta>
</office:document-meta>
</file>